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60115" officeooo:paragraph-rsid="00160115" style:font-size-asian="20pt" style:font-size-complex="20pt"/>
    </style:style>
    <style:style style:name="P2" style:family="paragraph" style:parent-style-name="Standard">
      <style:paragraph-properties fo:text-align="center" style:justify-single-word="false"/>
      <style:text-properties fo:font-size="12pt" officeooo:rsid="00160115" officeooo:paragraph-rsid="00160115" style:font-size-asian="12pt" style:font-size-complex="12pt"/>
    </style:style>
    <style:style style:name="P3" style:family="paragraph" style:parent-style-name="Standard">
      <style:paragraph-properties fo:text-align="justify" style:justify-single-word="false"/>
      <style:text-properties fo:font-size="12pt" officeooo:rsid="00160115" officeooo:paragraph-rsid="00160115" style:font-size-asian="12pt" style:font-size-complex="12pt"/>
    </style:style>
    <style:style style:name="P4" style:family="paragraph" style:parent-style-name="Standard">
      <style:paragraph-properties fo:text-align="justify" style:justify-single-word="false"/>
      <style:text-properties fo:font-size="12pt" fo:font-weight="bold" officeooo:rsid="00160115" officeooo:paragraph-rsid="00160115"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normal" officeooo:rsid="00160115" officeooo:paragraph-rsid="00160115"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6c5cf" officeooo:paragraph-rsid="0016c5cf"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189dc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jercicio 5</text:span></text:p>
      <text:p text:style-name="P2"/>
      <text:p text:style-name="P2"/>
      <text:p text:style-name="P4">Descripción de la aplicación:</text:p>
      <text:p text:style-name="P3"/>
      <text:p text:style-name="P3">La aplicación consiste en un listados de varios Pokémon con su descripción, si pasas el ratón por encima de ellos cambia su color, puedes cambiar entre páginas usando una barra desplegable al inicio de la página, en las distintas páginas encontraras otros Pokémon, los cuales también tienen su descripción y el cambio de color al pasar el ratón por encima.</text:p>
      <text:p text:style-name="P3"/>
      <text:p text:style-name="P4">Equipo de desarrolladores:</text:p>
      <text:p text:style-name="P3"/>
      <text:p text:style-name="P3">Carlos López→Responsable del equipo</text:p>
      <text:p text:style-name="P3">Christian Trujillo→ Desarrollador</text:p>
      <text:p text:style-name="P3">Jose Luis Cotillas→ Desarrollador</text:p>
      <text:p text:style-name="P3"/>
      <text:p text:style-name="P4">Nuevas funcionalidades:</text:p>
      <text:p text:style-name="P4"/>
      <text:p text:style-name="P6">-<text:span text:style-name="T2">Cookies de inicio de sesión para contar las visitas a la página web</text:span></text:p>
      <text:p text:style-name="P6">-<text:span text:style-name="T2">Pantalla de carga</text:span></text:p>
      <text:p text:style-name="P6">-</text:p>
      <text:p text:style-name="P5"/>
      <text:p text:style-name="P4">Distribución de las tareas:</text:p>
      <text:p text:style-name="P4"/>
      <text:p text:style-name="P6">-<text:span text:style-name="T2">Cookies(Carlos)</text:span></text:p>
      <text:p text:style-name="P6">-<text:span text:style-name="T2">Pantalla de carga(Jose Luis)</text:span></text:p>
      <text:p text:style-name="P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7T19:16:24.078000000</meta:creation-date>
    <dc:date>2023-01-17T19:45:13.595000000</dc:date>
    <meta:editing-duration>PT8M29S</meta:editing-duration>
    <meta:editing-cycles>1</meta:editing-cycles>
    <meta:document-statistic meta:table-count="0" meta:image-count="0" meta:object-count="0" meta:page-count="1" meta:paragraph-count="15" meta:word-count="109" meta:character-count="706" meta:non-whitespace-character-count="612"/>
    <meta:generator>LibreOffice/7.3.3.2$Windows_X86_64 LibreOffice_project/d1d0ea68f081ee2800a922cac8f79445e4603348</meta:generator>
  </office:meta>
</office:document-meta>
</file>